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rsid="000242e0" officeooo:paragraph-rsid="000242e0"/>
    </style:style>
    <style:style style:name="P2" style:family="paragraph" style:parent-style-name="Standard">
      <style:paragraph-properties fo:text-align="start" style:justify-single-word="false"/>
      <style:text-properties officeooo:rsid="000242e0" officeooo:paragraph-rsid="000242e0"/>
    </style:style>
    <style:style style:name="P3" style:family="paragraph" style:parent-style-name="Text_20_body">
      <style:paragraph-properties fo:text-align="start" style:justify-single-word="false"/>
      <style:text-properties officeooo:rsid="000242e0" officeooo:paragraph-rsid="000242e0"/>
    </style:style>
    <style:style style:name="P4" style:family="paragraph" style:parent-style-name="Standard">
      <style:paragraph-properties fo:text-align="center" style:justify-single-word="false"/>
      <style:text-properties officeooo:rsid="000242e0" officeooo:paragraph-rsid="000242e0"/>
    </style:style>
    <style:style style:name="P5" style:family="paragraph" style:parent-style-name="Heading_20_3">
      <style:text-properties officeooo:paragraph-rsid="000242e0"/>
    </style:style>
    <style:style style:name="P6" style:family="paragraph" style:parent-style-name="Heading_20_3">
      <style:paragraph-properties fo:text-align="start" style:justify-single-word="false"/>
      <style:text-properties officeooo:rsid="0003352e" officeooo:paragraph-rsid="0003352e"/>
    </style:style>
    <style:style style:name="P7" style:family="paragraph" style:parent-style-name="Standard">
      <style:paragraph-properties fo:text-align="start" style:justify-single-word="false"/>
      <style:text-properties officeooo:rsid="0003352e" officeooo:paragraph-rsid="0003352e"/>
    </style:style>
    <style:style style:name="P8" style:family="paragraph" style:parent-style-name="Standard">
      <style:paragraph-properties fo:text-align="center" style:justify-single-word="false"/>
      <style:text-properties officeooo:rsid="0003352e" officeooo:paragraph-rsid="0003352e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242e0" officeooo:paragraph-rsid="000242e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242e0" officeooo:paragraph-rsid="000242e0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03352e" officeooo:paragraph-rsid="0003352e" style:font-size-asian="15pt" style:font-weight-asian="bold" style:font-size-complex="15pt" style:font-weight-complex="bold"/>
    </style:style>
    <style:style style:name="P12" style:family="paragraph" style:parent-style-name="Preformatted_20_Text" style:list-style-name="L10">
      <style:paragraph-properties fo:margin-top="0cm" fo:margin-bottom="0.499cm" style:contextual-spacing="false" style:writing-mode="lr-tb"/>
    </style:style>
    <style:style style:name="P13" style:family="paragraph" style:parent-style-name="Preformatted_20_Text" style:list-style-name="L15">
      <style:paragraph-properties fo:margin-top="0cm" fo:margin-bottom="0.499cm" style:contextual-spacing="false" style:writing-mode="lr-tb"/>
    </style:style>
    <style:style style:name="P14" style:family="paragraph" style:parent-style-name="Preformatted_20_Text" style:list-style-name="L19"/>
    <style:style style:name="P15" style:family="paragraph" style:parent-style-name="Preformatted_20_Text" style:list-style-name="L19">
      <style:paragraph-properties fo:margin-top="0cm" fo:margin-bottom="0.499cm" style:contextual-spacing="false" style:writing-mode="lr-tb"/>
    </style:style>
    <style:style style:name="P16" style:family="paragraph" style:parent-style-name="Preformatted_20_Text" style:list-style-name="L21">
      <style:paragraph-properties style:writing-mode="lr-tb"/>
    </style:style>
    <style:style style:name="P17" style:family="paragraph" style:parent-style-name="Preformatted_20_Text" style:list-style-name="L21">
      <style:paragraph-properties fo:margin-top="0cm" fo:margin-bottom="0.499cm" style:contextual-spacing="false" style:writing-mode="lr-tb"/>
    </style:style>
    <style:style style:name="P18" style:family="paragraph" style:parent-style-name="Preformatted_20_Text" style:list-style-name="L23">
      <style:paragraph-properties fo:margin-top="0cm" fo:margin-bottom="0.499cm" style:contextual-spacing="false" style:writing-mode="lr-tb"/>
    </style:style>
    <style:style style:name="P19" style:family="paragraph" style:parent-style-name="Preformatted_20_Text" style:list-style-name="L28">
      <style:paragraph-properties fo:margin-top="0cm" fo:margin-bottom="0.499cm" style:contextual-spacing="false" style:writing-mode="lr-tb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cm" fo:margin-bottom="0cm" style:contextual-spacing="false"/>
    </style:style>
    <style:style style:name="P22" style:family="paragraph" style:parent-style-name="Text_20_body" style:list-style-name="L2"/>
    <style:style style:name="P23" style:family="paragraph" style:parent-style-name="Text_20_body" style:list-style-name="L2">
      <style:paragraph-properties fo:margin-top="0cm" fo:margin-bottom="0cm" style:contextual-spacing="false"/>
    </style:style>
    <style:style style:name="P24" style:family="paragraph" style:parent-style-name="Text_20_body" style:list-style-name="L3"/>
    <style:style style:name="P25" style:family="paragraph" style:parent-style-name="Text_20_body" style:list-style-name="L3">
      <style:paragraph-properties fo:margin-top="0cm" fo:margin-bottom="0cm" style:contextual-spacing="false"/>
    </style:style>
    <style:style style:name="P26" style:family="paragraph" style:parent-style-name="Text_20_body" style:list-style-name="L4"/>
    <style:style style:name="P27" style:family="paragraph" style:parent-style-name="Text_20_body" style:list-style-name="L4">
      <style:paragraph-properties fo:margin-top="0cm" fo:margin-bottom="0cm" style:contextual-spacing="false"/>
    </style:style>
    <style:style style:name="P28" style:family="paragraph" style:parent-style-name="Text_20_body" style:list-style-name="L5"/>
    <style:style style:name="P29" style:family="paragraph" style:parent-style-name="Text_20_body" style:list-style-name="L5">
      <style:paragraph-properties fo:margin-top="0cm" fo:margin-bottom="0cm" style:contextual-spacing="false"/>
    </style:style>
    <style:style style:name="P30" style:family="paragraph" style:parent-style-name="Text_20_body" style:list-style-name="L6"/>
    <style:style style:name="P31" style:family="paragraph" style:parent-style-name="Text_20_body" style:list-style-name="L6">
      <style:paragraph-properties fo:margin-top="0cm" fo:margin-bottom="0cm" style:contextual-spacing="false"/>
    </style:style>
    <style:style style:name="P32" style:family="paragraph" style:parent-style-name="Text_20_body" style:list-style-name="L7"/>
    <style:style style:name="P33" style:family="paragraph" style:parent-style-name="Text_20_body" style:list-style-name="L7">
      <style:paragraph-properties fo:margin-top="0cm" fo:margin-bottom="0cm" style:contextual-spacing="false"/>
    </style:style>
    <style:style style:name="P34" style:family="paragraph" style:parent-style-name="Text_20_body" style:list-style-name="L8"/>
    <style:style style:name="P35" style:family="paragraph" style:parent-style-name="Text_20_body" style:list-style-name="L8">
      <style:paragraph-properties fo:margin-top="0cm" fo:margin-bottom="0cm" style:contextual-spacing="false"/>
    </style:style>
    <style:style style:name="P36" style:family="paragraph" style:parent-style-name="Text_20_body" style:list-style-name="L9"/>
    <style:style style:name="P37" style:family="paragraph" style:parent-style-name="Text_20_body" style:list-style-name="L10"/>
    <style:style style:name="P38" style:family="paragraph" style:parent-style-name="Text_20_body" style:list-style-name="L11"/>
    <style:style style:name="P39" style:family="paragraph" style:parent-style-name="Text_20_body" style:list-style-name="L12"/>
    <style:style style:name="P40" style:family="paragraph" style:parent-style-name="Text_20_body" style:list-style-name="L13"/>
    <style:style style:name="P41" style:family="paragraph" style:parent-style-name="Text_20_body" style:list-style-name="L14"/>
    <style:style style:name="P42" style:family="paragraph" style:parent-style-name="Text_20_body" style:list-style-name="L15"/>
    <style:style style:name="P43" style:family="paragraph" style:parent-style-name="Text_20_body" style:list-style-name="L16"/>
    <style:style style:name="P44" style:family="paragraph" style:parent-style-name="Text_20_body" style:list-style-name="L17"/>
    <style:style style:name="P45" style:family="paragraph" style:parent-style-name="Text_20_body" style:list-style-name="L18"/>
    <style:style style:name="P46" style:family="paragraph" style:parent-style-name="Text_20_body" style:list-style-name="L19"/>
    <style:style style:name="P47" style:family="paragraph" style:parent-style-name="Text_20_body" style:list-style-name="L20"/>
    <style:style style:name="P48" style:family="paragraph" style:parent-style-name="Text_20_body" style:list-style-name="L21"/>
    <style:style style:name="P49" style:family="paragraph" style:parent-style-name="Text_20_body" style:list-style-name="L22"/>
    <style:style style:name="P50" style:family="paragraph" style:parent-style-name="Text_20_body" style:list-style-name="L23"/>
    <style:style style:name="P51" style:family="paragraph" style:parent-style-name="Text_20_body" style:list-style-name="L23">
      <style:paragraph-properties fo:margin-top="0cm" fo:margin-bottom="0cm" style:contextual-spacing="false"/>
    </style:style>
    <style:style style:name="P52" style:family="paragraph" style:parent-style-name="Text_20_body" style:list-style-name="L24"/>
    <style:style style:name="P53" style:family="paragraph" style:parent-style-name="Text_20_body" style:list-style-name="L25"/>
    <style:style style:name="P54" style:family="paragraph" style:parent-style-name="Text_20_body" style:list-style-name="L26"/>
    <style:style style:name="P55" style:family="paragraph" style:parent-style-name="Text_20_body" style:list-style-name="L27"/>
    <style:style style:name="P56" style:family="paragraph" style:parent-style-name="Text_20_body" style:list-style-name="L28"/>
    <style:style style:name="P57" style:family="paragraph" style:parent-style-name="Text_20_body" style:list-style-name="L29"/>
    <style:style style:name="P58" style:family="paragraph" style:parent-style-name="Text_20_body" style:list-style-name="L30"/>
    <style:style style:name="P59" style:family="paragraph" style:parent-style-name="Text_20_body">
      <style:text-properties officeooo:rsid="0004a295" officeooo:paragraph-rsid="0004a295"/>
    </style:style>
    <style:style style:name="P60" style:family="paragraph" style:parent-style-name="Text_20_body" style:list-style-name="L10">
      <style:text-properties officeooo:rsid="0004a295" officeooo:paragraph-rsid="0004a295"/>
    </style:style>
    <style:style style:name="P61" style:family="paragraph" style:parent-style-name="Text_20_body" style:list-style-name="L15">
      <style:text-properties officeooo:rsid="00064796" officeooo:paragraph-rsid="00064796"/>
    </style:style>
    <style:style style:name="T1" style:family="text">
      <style:text-properties officeooo:rsid="0004a295"/>
    </style:style>
    <style:style style:name="T2" style:family="text">
      <style:text-properties officeooo:rsid="00064ad1"/>
    </style:style>
    <style:style style:name="T3" style:family="text">
      <style:text-properties officeooo:rsid="0006f073"/>
    </style:style>
    <style:style style:name="T4" style:family="text">
      <style:text-properties officeooo:rsid="000872d2"/>
    </style:style>
    <style:style style:name="T5" style:family="text">
      <style:text-properties officeooo:rsid="000955c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INUX</text:p>
      <text:p text:style-name="P4"/>
      <text:p text:style-name="P3">es un sistema operativo que se compone de varias capas que trabajan juntas para permitir que el hardware y el software interactúen eficientemente. A nivel básico, Linux tiene la siguiente estructura:</text:p>
      <text:h text:style-name="Heading_20_3" text:outline-level="3">1. <text:span text:style-name="Strong_20_Emphasis">Núcleo (Kernel)</text:span></text:h>
      <text:p text:style-name="Text_20_body">El <text:span text:style-name="Strong_20_Emphasis">núcleo</text:span> es el corazón del sistema operativo. Es responsable de gestionar el hardware de la computadora y proporcionar servicios a los programas. En Linux, el kernel es el intermediario que permite a las aplicaciones interactuar con el hardware (CPU, memoria, disco, etc.).</text:p>
      <text:list xml:id="list2759385240" text:style-name="L1">
        <text:list-item>
          <text:p text:style-name="P21"><text:span text:style-name="Strong_20_Emphasis">Funciones del núcleo</text:span>:</text:p>
          <text:list>
            <text:list-item>
              <text:p text:style-name="P21">Gestión de procesos (creación, ejecución, y cierre de programas).</text:p>
            </text:list-item>
            <text:list-item>
              <text:p text:style-name="P21">Gestión de la memoria (asigna y libera memoria para programas).</text:p>
            </text:list-item>
            <text:list-item>
              <text:p text:style-name="P21">Control de dispositivos (gestiona el hardware como impresoras, discos duros, teclados, etc.).</text:p>
            </text:list-item>
            <text:list-item>
              <text:p text:style-name="P20">Sistema de archivos (gestiona cómo se almacenan y recuperan los datos en discos).</text:p>
            </text:list-item>
          </text:list>
        </text:list-item>
      </text:list>
      <text:h text:style-name="Heading_20_3" text:outline-level="3">2. <text:span text:style-name="Strong_20_Emphasis">Shell (Intérprete de Comandos)</text:span></text:h>
      <text:p text:style-name="Text_20_body">El <text:span text:style-name="Strong_20_Emphasis">shell</text:span> es una interfaz entre el usuario y el núcleo. Es un programa que permite a los usuarios interactuar con el sistema operativo a través de comandos. En lugar de usar una interfaz gráfica, el shell es una interfaz de texto.</text:p>
      <text:list xml:id="list3484404914" text:style-name="L2">
        <text:list-item>
          <text:p text:style-name="P23"><text:span text:style-name="Strong_20_Emphasis">Tipos de shell</text:span>:</text:p>
          <text:list>
            <text:list-item>
              <text:p text:style-name="P23"><text:span text:style-name="Strong_20_Emphasis">Bash</text:span> (Bourne Again Shell): El shell más común en muchas distribuciones de Linux.</text:p>
            </text:list-item>
            <text:list-item>
              <text:p text:style-name="P23"><text:span text:style-name="Strong_20_Emphasis">Zsh</text:span>: Una versión mejorada de Bash, con más funciones.</text:p>
            </text:list-item>
            <text:list-item>
              <text:p text:style-name="P22"><text:span text:style-name="Strong_20_Emphasis">Sh</text:span>: El shell original, más básico que Bash.</text:p>
            </text:list-item>
          </text:list>
        </text:list-item>
      </text:list>
      <text:p text:style-name="Text_20_body"><text:span text:style-name="Strong_20_Emphasis">Ejemplo</text:span>: Cuando un usuario escribe un comando como <text:span text:style-name="Source_20_Text">ls</text:span> para listar archivos, el shell traduce ese comando y le dice al núcleo que ejecute la acción.</text:p>
      <text:h text:style-name="P5" text:outline-level="3">3. <text:span text:style-name="Strong_20_Emphasis">Sistema de Archivos- usa sistemas de archivos como EXT4, XFS</text:span></text:h>
      <text:p text:style-name="Text_20_body">El <text:span text:style-name="Strong_20_Emphasis">sistema de archivos</text:span> de Linux organiza y almacena todos los archivos en directorios. Cada archivo y carpeta está estructurado en una jerarquía similar a un árbol, donde la raíz (<text:span text:style-name="Source_20_Text">/</text:span>) es la parte superior.</text:p>
      <text:list xml:id="list2383056090" text:style-name="L3">
        <text:list-item>
          <text:p text:style-name="P25"><text:span text:style-name="Strong_20_Emphasis">Directorios importantes</text:span>:</text:p>
          <text:list>
            <text:list-item>
              <text:p text:style-name="P25"><text:span text:style-name="Strong_20_Emphasis">/</text:span>: Raíz del sistema de archivos.</text:p>
            </text:list-item>
            <text:list-item>
              <text:p text:style-name="P25"><text:span text:style-name="Strong_20_Emphasis">/home</text:span>: Carpeta de usuarios, donde se almacenan sus archivos personales.</text:p>
            </text:list-item>
            <text:list-item>
              <text:p text:style-name="P25"><text:span text:style-name="Strong_20_Emphasis">/bin</text:span>: Archivos ejecutables básicos (comandos del sistema como <text:span text:style-name="Source_20_Text">ls</text:span>, <text:span text:style-name="Source_20_Text">cp</text:span>).</text:p>
            </text:list-item>
            <text:list-item>
              <text:p text:style-name="P25"><text:span text:style-name="Strong_20_Emphasis">/etc</text:span>: Archivos de configuración del sistema.</text:p>
            </text:list-item>
            <text:list-item>
              <text:p text:style-name="P25"><text:span text:style-name="Strong_20_Emphasis">/var</text:span>: Archivos que cambian con frecuencia, como logs.</text:p>
            </text:list-item>
            <text:list-item>
              <text:p text:style-name="P25"><text:span text:style-name="Strong_20_Emphasis">/dev</text:span>: Archivos especiales que representan dispositivos (como discos duros o impresoras).</text:p>
            </text:list-item>
            <text:list-item>
              <text:p text:style-name="P24"><text:span text:style-name="Strong_20_Emphasis">/tmp</text:span>: Directorio para archivos temporales.</text:p>
            </text:list-item>
          </text:list>
        </text:list-item>
      </text:list>
      <text:h text:style-name="Heading_20_3" text:outline-level="3"><text:soft-page-break/>4. <text:span text:style-name="Strong_20_Emphasis">Interfaz de Usuario (GUI o CLI)</text:span></text:h>
      <text:p text:style-name="Text_20_body">Aunque Linux se puede usar completamente a través de la <text:span text:style-name="Strong_20_Emphasis">línea de comandos</text:span> (CLI), muchas distribuciones ofrecen entornos de escritorio (GUI) que permiten a los usuarios interactuar con el sistema de manera visual.</text:p>
      <text:list xml:id="list3284977096" text:style-name="L4">
        <text:list-item>
          <text:p text:style-name="P27"><text:span text:style-name="Strong_20_Emphasis">Entornos gráficos</text:span>:</text:p>
          <text:list>
            <text:list-item>
              <text:p text:style-name="P27"><text:span text:style-name="Strong_20_Emphasis">GNOME</text:span>, <text:span text:style-name="Strong_20_Emphasis">KDE</text:span>, <text:span text:style-name="Strong_20_Emphasis">XFCE</text:span>, <text:span text:style-name="Strong_20_Emphasis">LXDE</text:span> son algunos de los más populares.</text:p>
            </text:list-item>
            <text:list-item>
              <text:p text:style-name="P26">Proporcionan ventanas, iconos y menús para una experiencia más amigable para los usuarios que no desean usar la terminal.</text:p>
            </text:list-item>
          </text:list>
        </text:list-item>
      </text:list>
      <text:h text:style-name="Heading_20_3" text:outline-level="3">5. <text:span text:style-name="Strong_20_Emphasis">Utilidades y Programas del Usuario</text:span></text:h>
      <text:p text:style-name="Text_20_body">Linux incluye muchas herramientas y programas para que los usuarios realicen tareas diarias, como copiar archivos, editar texto o navegar por la web. Estas utilidades son aplicaciones que interactúan con el núcleo a través del shell o la GUI.</text:p>
      <text:list xml:id="list1547461510" text:style-name="L5">
        <text:list-item>
          <text:p text:style-name="P29"><text:span text:style-name="Strong_20_Emphasis">Ejemplos de programas básicos</text:span>:</text:p>
          <text:list>
            <text:list-item>
              <text:p text:style-name="P29"><text:span text:style-name="Strong_20_Emphasis">Comandos como </text:span><text:span text:style-name="Strong_20_Emphasis"><text:span text:style-name="Source_20_Text">cp</text:span></text:span><text:span text:style-name="Strong_20_Emphasis">, </text:span><text:span text:style-name="Strong_20_Emphasis"><text:span text:style-name="Source_20_Text">mv</text:span></text:span><text:span text:style-name="Strong_20_Emphasis">, </text:span><text:span text:style-name="Strong_20_Emphasis"><text:span text:style-name="Source_20_Text">ls</text:span></text:span><text:span text:style-name="Strong_20_Emphasis">, </text:span><text:span text:style-name="Strong_20_Emphasis"><text:span text:style-name="Source_20_Text">cat</text:span></text:span> para gestionar archivos.</text:p>
            </text:list-item>
            <text:list-item>
              <text:p text:style-name="P29"><text:span text:style-name="Strong_20_Emphasis">Editores de texto</text:span>: nano, vim, gedit.</text:p>
            </text:list-item>
            <text:list-item>
              <text:p text:style-name="P28"><text:span text:style-name="Strong_20_Emphasis">Navegadores web</text:span>: Firefox, Chromium.</text:p>
            </text:list-item>
          </text:list>
        </text:list-item>
      </text:list>
      <text:h text:style-name="Heading_20_3" text:outline-level="3">6. <text:span text:style-name="Strong_20_Emphasis">Daemons y Servicios</text:span></text:h>
      <text:p text:style-name="Text_20_body">Un <text:span text:style-name="Strong_20_Emphasis">daemon</text:span> es un programa que se ejecuta en segundo plano para realizar tareas importantes del sistema. Por ejemplo, los daemons pueden gestionar la impresión, el acceso a la red o ejecutar procesos a horas específicas.</text:p>
      <text:list xml:id="list2810917759" text:style-name="L6">
        <text:list-item>
          <text:p text:style-name="P31"><text:span text:style-name="Strong_20_Emphasis">Ejemplos de daemons</text:span>:</text:p>
          <text:list>
            <text:list-item>
              <text:p text:style-name="P31"><text:span text:style-name="Strong_20_Emphasis">sshd</text:span>: Gestiona las conexiones SSH para acceso remoto.</text:p>
            </text:list-item>
            <text:list-item>
              <text:p text:style-name="P31"><text:span text:style-name="Strong_20_Emphasis">cron</text:span>: Ejecuta tareas programadas en momentos específicos.</text:p>
            </text:list-item>
            <text:list-item>
              <text:p text:style-name="P30"><text:span text:style-name="Strong_20_Emphasis">cups</text:span>: Gestiona las impresoras.</text:p>
            </text:list-item>
          </text:list>
        </text:list-item>
      </text:list>
      <text:h text:style-name="Heading_20_3" text:outline-level="3">7. <text:span text:style-name="Strong_20_Emphasis">Capas de Seguridad</text:span></text:h>
      <text:p text:style-name="Text_20_body">Linux tiene un robusto sistema de permisos y control de acceso que asegura que los archivos y procesos solo puedan ser accedidos por usuarios autorizados.</text:p>
      <text:list xml:id="list755603133" text:style-name="L7">
        <text:list-item>
          <text:p text:style-name="P33"><text:span text:style-name="Strong_20_Emphasis">Permisos de archivo</text:span>: Cada archivo tiene un dueño y un grupo asociado, y los permisos (lectura, escritura, ejecución) son gestionados para el dueño, el grupo y otros usuarios.</text:p>
        </text:list-item>
        <text:list-item>
          <text:p text:style-name="P32"><text:span text:style-name="Strong_20_Emphasis">Usuarios y grupos</text:span>: Linux gestiona los accesos del sistema a través de usuarios y grupos. El <text:span text:style-name="Strong_20_Emphasis">usuario root</text:span> es el administrador del sistema con control total, mientras que los usuarios regulares tienen permisos más limitados.</text:p>
        </text:list-item>
      </text:list>
      <text:p text:style-name="P2">Esta estructura modular hace que Linux sea muy flexible y eficiente, permitiendo que se ejecute en una amplia variedad de dispositivos, desde servidores hasta teléfonos móviles. </text:p>
      <text:p text:style-name="P2"/>
      <text:p text:style-name="P9">DIFERENCIAS CON WINDOWS 11:</text:p>
      <text:h text:style-name="P1" text:outline-level="3">Diferencias Principales entre Windows 11 y Linux</text:h>
      <text:list xml:id="list2108630957" text:style-name="L8">
        <text:list-item>
          <text:p text:style-name="P34"><text:span text:style-name="Strong_20_Emphasis">Acceso y Control</text:span>:</text:p>
          <text:list>
            <text:list-item>
              <text:p text:style-name="P35"><text:soft-page-break/><text:span text:style-name="Strong_20_Emphasis">Linux</text:span> tiene un enfoque más centrado en el control del sistema a través de la <text:span text:style-name="Strong_20_Emphasis">línea de comandos</text:span>. Es muy personalizable y adecuado para usuarios avanzados.</text:p>
            </text:list-item>
            <text:list-item>
              <text:p text:style-name="P35"><text:span text:style-name="Strong_20_Emphasis">Windows 11</text:span> prioriza la facilidad de uso mediante una <text:span text:style-name="Strong_20_Emphasis">interfaz gráfica</text:span> (GUI), siendo más intuitivo para usuarios generales.</text:p>
            </text:list-item>
          </text:list>
        </text:list-item>
        <text:list-item>
          <text:p text:style-name="P34"><text:span text:style-name="Strong_20_Emphasis">Sistema de Archivos</text:span>:</text:p>
          <text:list>
            <text:list-item>
              <text:p text:style-name="P35"><text:span text:style-name="Strong_20_Emphasis">Linux</text:span> usa sistemas de archivos como <text:span text:style-name="Strong_20_Emphasis">EXT4</text:span>, <text:span text:style-name="Strong_20_Emphasis">XFS</text:span>, mientras que <text:span text:style-name="Strong_20_Emphasis">Windows 11</text:span> utiliza <text:span text:style-name="Strong_20_Emphasis">NTFS</text:span> como estándar.</text:p>
            </text:list-item>
          </text:list>
        </text:list-item>
        <text:list-item>
          <text:p text:style-name="P34"><text:span text:style-name="Strong_20_Emphasis">Gestión de Servicios</text:span>:</text:p>
          <text:list>
            <text:list-item>
              <text:p text:style-name="P35"><text:span text:style-name="Strong_20_Emphasis">Linux</text:span> usa <text:span text:style-name="Strong_20_Emphasis">systemd</text:span> o <text:span text:style-name="Strong_20_Emphasis">init</text:span> para la gestión de servicios, permitiendo una mayor personalización desde la línea de comandos.</text:p>
            </text:list-item>
            <text:list-item>
              <text:p text:style-name="P35"><text:span text:style-name="Strong_20_Emphasis">Windows</text:span> usa el <text:span text:style-name="Strong_20_Emphasis">Administrador de Servicios</text:span>, con un enfoque más gráfico.</text:p>
            </text:list-item>
          </text:list>
        </text:list-item>
        <text:list-item>
          <text:p text:style-name="P34"><text:span text:style-name="Strong_20_Emphasis">Flexibilidad</text:span>:</text:p>
          <text:list>
            <text:list-item>
              <text:p text:style-name="P35"><text:span text:style-name="Strong_20_Emphasis">Linux</text:span> es altamente personalizable y se adapta a diversas tareas, desde servidores hasta dispositivos embebidos.</text:p>
            </text:list-item>
            <text:list-item>
              <text:p text:style-name="P35"><text:span text:style-name="Strong_20_Emphasis">Windows 11</text:span> es un sistema más cerrado, pero proporciona una experiencia más unificada y familiar para la mayoría de los usuarios.</text:p>
            </text:list-item>
          </text:list>
        </text:list-item>
        <text:list-item>
          <text:p text:style-name="P34"><text:span text:style-name="Strong_20_Emphasis">Seguridad</text:span>:</text:p>
          <text:list>
            <text:list-item>
              <text:p text:style-name="P35">En <text:span text:style-name="Strong_20_Emphasis">Linux</text:span>, la cuenta de superusuario (<text:span text:style-name="Strong_20_Emphasis">root</text:span>) está separada del usuario normal y proporciona una barrera de seguridad clara.</text:p>
            </text:list-item>
            <text:list-item>
              <text:p text:style-name="P34"><text:span text:style-name="Strong_20_Emphasis">Windows 11</text:span> incluye herramientas como <text:span text:style-name="Strong_20_Emphasis">UAC</text:span> y <text:span text:style-name="Strong_20_Emphasis">Windows Defender</text:span>, pero está más orientado hacia usuarios de escritorio.</text:p>
            </text:list-item>
          </text:list>
        </text:list-item>
      </text:list>
      <text:p text:style-name="P2"/>
      <text:p text:style-name="P2"/>
      <text:p text:style-name="P2"/>
      <text:p text:style-name="P11">Utilidades del sistema:</text:p>
      <text:p text:style-name="P8"/>
      <text:h text:style-name="P6" text:outline-level="3">1. <text:span text:style-name="Strong_20_Emphasis">DxDiag (Windows) vs Herramientas de Diagnóstico Gráfico (Linux)</text:span></text:h>
      <text:h text:style-name="Heading_20_4" text:outline-level="4">En Linux:</text:h>
      <text:list xml:id="list3568858164" text:style-name="L9">
        <text:list-item>
          <text:p text:style-name="P36"><text:span text:style-name="Strong_20_Emphasis">Equivalentes</text:span>: <text:span text:style-name="Strong_20_Emphasis"><text:span text:style-name="Source_20_Text">glxinfo</text:span></text:span>, <text:span text:style-name="Strong_20_Emphasis"><text:span text:style-name="Source_20_Text">inxi.</text:span></text:span></text:p>
        </text:list-item>
      </text:list>
      <text:h text:style-name="Heading_20_4" text:outline-level="4">¿Cómo acceder?</text:h>
      <text:p text:style-name="P59">Instalar <text:s/>mesa-utils mediante el comando sudo apt mesa-utils</text:p>
      <text:list xml:id="list283884794" text:style-name="L10">
        <text:list-item>
          <text:p text:style-name="P37">Puedes ejecutar <text:span text:style-name="Strong_20_Emphasis"><text:span text:style-name="Source_20_Text">glxinfo</text:span></text:span> desde la terminal con el siguiente comando:</text:p>
          <text:p text:style-name="P12"><text:span text:style-name="Source_20_Text">glxinfo | grep OpenGL</text:span></text:p>
        </text:list-item>
        <text:list-item>
          <text:p text:style-name="P37">Para obtener una información más general del sistema, puedes usar <text:span text:style-name="Strong_20_Emphasis"><text:span text:style-name="Source_20_Text">inxi</text:span></text:span>: </text:p>
        </text:list-item>
        <text:list-item>
          <text:p text:style-name="P60">ejecutar sudo apt inxi y luego:</text:p>
          <text:p text:style-name="P12"><text:span text:style-name="Source_20_Text">inxi -G</text:span></text:p>
        </text:list-item>
      </text:list>
      <text:h text:style-name="Heading_20_4" text:outline-level="4"><text:soft-page-break/>¿Qué permite?</text:h>
      <text:list xml:id="list862500650" text:style-name="L11">
        <text:list-item>
          <text:p text:style-name="P38"><text:span text:style-name="Strong_20_Emphasis"><text:span text:style-name="Source_20_Text">glxinfo</text:span></text:span> muestra información detallada sobre el soporte de <text:span text:style-name="Strong_20_Emphasis">OpenGL</text:span>, incluyendo el renderizado 3D, mientras que <text:span text:style-name="Strong_20_Emphasis"><text:span text:style-name="Source_20_Text">inxi</text:span></text:span> proporciona un resumen sobre la GPU y otros componentes gráficos.</text:p>
        </text:list-item>
      </text:list>
      <text:h text:style-name="Heading_20_4" text:outline-level="4">¿Para qué se usa?</text:h>
      <text:list xml:id="list4260545432" text:style-name="L12">
        <text:list-item>
          <text:p text:style-name="P39">Para diagnosticar problemas relacionados con el rendimiento gráfico, verificar qué versión de OpenGL soporta el sistema o comprobar si los controladores están correctamente instalados.</text:p>
        </text:list-item>
      </text:list>
      <text:h text:style-name="Heading_20_4" text:outline-level="4">Ejemplo:</text:h>
      <text:list xml:id="list2825658100" text:style-name="L13">
        <text:list-item>
          <text:p text:style-name="P40">Si un juego o aplicación 3D tiene problemas de rendimiento en tu sistema Linux, <text:span text:style-name="T3">se </text:span>puede usar <text:span text:style-name="Strong_20_Emphasis"><text:span text:style-name="Source_20_Text">glxinfo</text:span></text:span> o <text:span text:style-name="Strong_20_Emphasis"><text:span text:style-name="Source_20_Text">inxi</text:span></text:span> para verificar si los controladores gráficos están instalados correctamente.</text:p>
        </text:list-item>
      </text:list>
      <text:p text:style-name="Horizontal_20_Line"/>
      <text:h text:style-name="Heading_20_3" text:outline-level="3">2. <text:span text:style-name="Strong_20_Emphasis">Información del Sistema (msinfo32 en Windows) vs Herramientas de Información del Sistema (Linux)</text:span></text:h>
      <text:h text:style-name="Heading_20_4" text:outline-level="4">En Linux:</text:h>
      <text:list xml:id="list711846203" text:style-name="L14">
        <text:list-item>
          <text:p text:style-name="P41"><text:span text:style-name="Strong_20_Emphasis">Equivalentes</text:span>: <text:span text:style-name="Strong_20_Emphasis"><text:span text:style-name="Source_20_Text">lshw</text:span></text:span>, <text:span text:style-name="Strong_20_Emphasis"><text:span text:style-name="Source_20_Text">inxi</text:span></text:span>, <text:span text:style-name="Strong_20_Emphasis"><text:span text:style-name="Source_20_Text">neofetch </text:span></text:span></text:p>
        </text:list-item>
      </text:list>
      <text:h text:style-name="Heading_20_4" text:outline-level="4">¿Cómo acceder?</text:h>
      <text:list xml:id="list2291658523" text:style-name="L15">
        <text:list-item>
          <text:p text:style-name="P42"><text:span text:style-name="Strong_20_Emphasis"><text:span text:style-name="Source_20_Text">lshw</text:span></text:span>:</text:p>
          <text:p text:style-name="P13"><text:span text:style-name="Source_20_Text">sudo lshw</text:span></text:p>
        </text:list-item>
        <text:list-item>
          <text:p text:style-name="P42"><text:span text:style-name="Strong_20_Emphasis"><text:span text:style-name="Source_20_Text">inxi</text:span></text:span>:</text:p>
          <text:p text:style-name="P13"><text:span text:style-name="Source_20_Text">inxi -F</text:span></text:p>
        </text:list-item>
        <text:list-item>
          <text:p text:style-name="P42"><text:span text:style-name="Strong_20_Emphasis"><text:span text:style-name="Source_20_Text">neofetch</text:span></text:span> (para información de sistema de una forma más visual):</text:p>
          <text:p text:style-name="P61">ejecutar sudo apt install neofetch y luego ejecutar:</text:p>
          <text:p text:style-name="P13"><text:span text:style-name="Source_20_Text">neofetch</text:span></text:p>
        </text:list-item>
      </text:list>
      <text:h text:style-name="Heading_20_4" text:outline-level="4">Lo principal:</text:h>
      <text:list xml:id="list1728327638" text:style-name="L16">
        <text:list-item>
          <text:p text:style-name="P43">Estas herramientas proporcionan un resumen detallado del hardware del sistema, incluyendo el modelo del procesador, la memoria RAM, dispositivos de red, particiones de disco, entre otros.</text:p>
        </text:list-item>
      </text:list>
      <text:h text:style-name="Heading_20_4" text:outline-level="4">Ejemplo:</text:h>
      <text:list xml:id="list3201377291" text:style-name="L17">
        <text:list-item>
          <text:p text:style-name="P44"><text:span text:style-name="T2">Para</text:span> saber qué tipo de procesador o cuánta RAM tiene <text:span text:style-name="T2">el</text:span> sistema <text:span text:style-name="T2">usar</text:span><text:span text:style-name="Strong_20_Emphasis"><text:span text:style-name="Source_20_Text">lshw</text:span></text:span> o <text:span text:style-name="Strong_20_Emphasis"><text:span text:style-name="Source_20_Text">inxi</text:span></text:span> para obtener un resumen detallado de<text:span text:style-name="T2">l </text:span><text:s/>hardware.</text:p>
        </text:list-item>
      </text:list>
      <text:p text:style-name="Horizontal_20_Line"/>
      <text:h text:style-name="Heading_20_3" text:outline-level="3"><text:soft-page-break/>3. <text:span text:style-name="Strong_20_Emphasis">Configuración del Sistema (msconfig en Windows) vs Gestión de Servicios (Linux)</text:span></text:h>
      <text:h text:style-name="Heading_20_4" text:outline-level="4">En Linux:</text:h>
      <text:list xml:id="list1463269502" text:style-name="L18">
        <text:list-item>
          <text:p text:style-name="P45"><text:span text:style-name="Strong_20_Emphasis">Equivalentes</text:span>: <text:span text:style-name="Strong_20_Emphasis"><text:span text:style-name="Source_20_Text">systemctl</text:span></text:span>, <text:span text:style-name="Strong_20_Emphasis"><text:span text:style-name="Source_20_Text">update-rc.d</text:span></text:span>, <text:span text:style-name="Strong_20_Emphasis"><text:span text:style-name="Source_20_Text">rcconf</text:span></text:span>.</text:p>
        </text:list-item>
      </text:list>
      <text:h text:style-name="Heading_20_4" text:outline-level="4">¿Cómo acceder?</text:h>
      <text:list xml:id="list1552273642" text:style-name="L19">
        <text:list-item>
          <text:p text:style-name="P46"><text:span text:style-name="Strong_20_Emphasis"><text:span text:style-name="Source_20_Text">systemctl</text:span></text:span> para ver y administrar los servicios del sistema:</text:p>
          <text:p text:style-name="P14"/>
          <text:p text:style-name="P15"><text:span text:style-name="Source_20_Text">systemctl list-unit-files --type=service</text:span></text:p>
        </text:list-item>
      </text:list>
      <text:h text:style-name="Heading_20_4" text:outline-level="4">Lo principal:</text:h>
      <text:list xml:id="list3929770141" text:style-name="L20">
        <text:list-item>
          <text:p text:style-name="P47"><text:span text:style-name="Strong_20_Emphasis"><text:span text:style-name="Source_20_Text">systemctl</text:span></text:span> <text:s/>permite controlar cómo se inician y gestionan los servicios en Linux, similar a lo que hace <text:span text:style-name="Strong_20_Emphasis">msconfig</text:span> en Windows. Puede habilitar o deshabilitar servicios de inicio, reiniciar servicios y ver su estado.</text:p>
        </text:list-item>
      </text:list>
      <text:h text:style-name="Heading_20_4" text:outline-level="4">Ejemplo:</text:h>
      <text:list xml:id="list754949949" text:style-name="L21">
        <text:list-item>
          <text:p text:style-name="P48">Si un servicio crítico como <text:span text:style-name="Strong_20_Emphasis">Apache</text:span> no está funcionando, <text:s/>usar <text:span text:style-name="Strong_20_Emphasis"><text:span text:style-name="Source_20_Text">systemctl</text:span></text:span> para verificar su estado y reiniciarlo:</text:p>
          <text:p text:style-name="P16"><text:span text:style-name="Source_20_Text">sudo systemctl status </text:span><text:span text:style-name="Source_20_Text"><text:span text:style-name="T3">brltty</text:span></text:span></text:p>
          <text:p text:style-name="P17"><text:span text:style-name="Source_20_Text">sudo systemctl restart </text:span><text:span text:style-name="Source_20_Text"><text:span text:style-name="T3">brltty</text:span></text:span></text:p>
        </text:list-item>
      </text:list>
      <text:h text:style-name="Heading_20_3" text:outline-level="3">4. <text:span text:style-name="Strong_20_Emphasis">Registros y Editor (regedit en Windows) vs Archivos de Configuración (Linux)</text:span></text:h>
      <text:h text:style-name="Heading_20_4" text:outline-level="4">En Linux:</text:h>
      <text:list xml:id="list1876533357" text:style-name="L22">
        <text:list-item>
          <text:p text:style-name="P49"><text:span text:style-name="Strong_20_Emphasis">Equivalente</text:span>: <text:span text:style-name="Strong_20_Emphasis">Archivos de configuración</text:span> generalmente en el directorio <text:span text:style-name="Strong_20_Emphasis"><text:span text:style-name="Source_20_Text">/etc/</text:span></text:span> y otras ubicaciones específicas.</text:p>
        </text:list-item>
      </text:list>
      <text:h text:style-name="Heading_20_4" text:outline-level="4">¿Cómo acceder?</text:h>
      <text:list xml:id="list4004038254" text:style-name="L23">
        <text:list-item>
          <text:p text:style-name="P51">En Linux, no existe un "Registro" centralizado como en Windows. Las configuraciones del sistema se almacenan en archivos de texto que puedes editar manualmente con un editor de texto como <text:span text:style-name="Strong_20_Emphasis">nano</text:span>, <text:span text:style-name="Strong_20_Emphasis">vim</text:span>, o <text:span text:style-name="Strong_20_Emphasis">gedit</text:span>.</text:p>
          <text:list>
            <text:list-item>
              <text:p text:style-name="P50">Para modificar un archivo de configuración del sistema:</text:p>
            </text:list-item>
          </text:list>
          <text:p text:style-name="P18"><text:span text:style-name="Source_20_Text">sudo nano /etc/fstab</text:span></text:p>
        </text:list-item>
      </text:list>
      <text:h text:style-name="Heading_20_4" text:outline-level="4">¿Qué permite?</text:h>
      <text:list xml:id="list3504101464" text:style-name="L24">
        <text:list-item>
          <text:p text:style-name="P52">Estos archivos configuran aspectos clave del sistema operativo y las aplicaciones. Puedes modificar opciones de hardware, software y red. La modificación incorrecta puede causar problemas en el sistema.</text:p>
        </text:list-item>
      </text:list>
      <text:h text:style-name="Heading_20_4" text:outline-level="4">¿Para qué se usa?</text:h>
      <text:list xml:id="list3325224736" text:style-name="L25">
        <text:list-item>
          <text:p text:style-name="P53">Para personalizar configuraciones del sistema y de las aplicaciones. Esto puede incluir cambiar cómo se montan los discos, cómo se configuran las interfaces de red, o ajustar configuraciones de aplicaciones como <text:span text:style-name="Strong_20_Emphasis">Apache</text:span> o <text:span text:style-name="Strong_20_Emphasis">MySQL</text:span>.</text:p>
        </text:list-item>
      </text:list>
      <text:h text:style-name="Heading_20_4" text:outline-level="4"><text:soft-page-break/>Ejemplo:</text:h>
      <text:list xml:id="list2244175582" text:style-name="L26">
        <text:list-item>
          <text:p text:style-name="P54"><text:span text:style-name="T4">C</text:span>ambiar la configuración de la red, puedes modificar el archivo <text:span text:style-name="Strong_20_Emphasis"><text:span text:style-name="Source_20_Text">/etc/network/interfaces</text:span></text:span> (en distribuciones basadas en <text:span text:style-name="Strong_20_Emphasis">Debian</text:span>) para cambiar las direcciones IP estáticas o dinámicas.</text:p>
        </text:list-item>
      </text:list>
      <text:p text:style-name="Horizontal_20_Line"/>
      <text:h text:style-name="Heading_20_3" text:outline-level="3">5. <text:span text:style-name="Strong_20_Emphasis">Management Console (MMC en Windows) vs Consolas de Administración (Linux)</text:span></text:h>
      <text:h text:style-name="Heading_20_4" text:outline-level="4">En Linux:</text:h>
      <text:list xml:id="list803629339" text:style-name="L27">
        <text:list-item>
          <text:p text:style-name="P55"><text:span text:style-name="Strong_20_Emphasis">Equivalentes</text:span>: <text:span text:style-name="Strong_20_Emphasis"><text:span text:style-name="Source_20_Text">Cockpit</text:span></text:span>, <text:span text:style-name="Strong_20_Emphasis"><text:span text:style-name="Source_20_Text">Webmin</text:span></text:span>, <text:span text:style-name="Strong_20_Emphasis"><text:span text:style-name="Source_20_Text">YaST</text:span></text:span> (en openSUSE), herramientas administrativas gráficas o CLI específicas.</text:p>
        </text:list-item>
      </text:list>
      <text:h text:style-name="Heading_20_4" text:outline-level="4">¿Cómo acceder?</text:h>
      <text:list xml:id="list4249637558" text:style-name="L28">
        <text:list-item>
          <text:p text:style-name="P56"><text:span text:style-name="Strong_20_Emphasis"><text:span text:style-name="Source_20_Text">Cockpit</text:span></text:span> es una consola de administración basada en web que te permite gestionar tu servidor o sistema:</text:p>
        </text:list-item>
      </text:list>
      <text:p text:style-name="Preformatted_20_Text"/>
      <text:list xml:id="list113230672620886" text:continue-numbering="true" text:style-name="L28">
        <text:list-header>
          <text:p text:style-name="P19"><text:span text:style-name="Source_20_Text">sudo apt install cockpit</text:span></text:p>
          <text:p text:style-name="P56">Luego accede<text:span text:style-name="T5">r</text:span> desde el navegador en <text:span text:style-name="Source_20_Text">localhost:9090</text:span>.</text:p>
        </text:list-header>
      </text:list>
      <text:h text:style-name="Heading_20_4" text:outline-level="4">¿Qué permite hacer?</text:h>
      <text:list xml:id="list862822703" text:style-name="L29">
        <text:list-item>
          <text:p text:style-name="P57"><text:span text:style-name="Strong_20_Emphasis">Cockpit</text:span> o <text:span text:style-name="Strong_20_Emphasis">Webmin</text:span> te permiten gestionar muchos aspectos del sistema, como los servicios, las configuraciones de red, usuarios, discos, y más, todo a través de una interfaz gráfica.</text:p>
        </text:list-item>
      </text:list>
      <text:h text:style-name="Heading_20_4" text:outline-level="4">Ejemplo:</text:h>
      <text:list xml:id="list2505958786" text:style-name="L30">
        <text:list-item>
          <text:p text:style-name="P58">Si deseas gestionar un servidor Linux remotamente, puedes usar <text:span text:style-name="Strong_20_Emphasis">Cockpit</text:span> para ver los recursos del sistema, los servicios que se están ejecutando, y configuraciones avanzadas como las políticas de usuarios.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8:27:20.917000000</meta:creation-date>
    <dc:date>2024-09-10T11:32:28.110750986</dc:date>
    <meta:editing-duration>PT31M2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6" meta:paragraph-count="133" meta:word-count="1544" meta:character-count="9623" meta:non-whitespace-character-count="8289"/>
  </office:meta>
</office:document-meta>
</file>